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d60" officeooo:paragraph-rsid="00052d60"/>
    </style:style>
    <style:style style:name="P2" style:family="paragraph" style:parent-style-name="Standard">
      <style:text-properties officeooo:rsid="00052d60" officeooo:paragraph-rsid="00072252"/>
    </style:style>
    <style:style style:name="P3" style:family="paragraph" style:parent-style-name="Standard">
      <style:text-properties officeooo:rsid="00072252" officeooo:paragraph-rsid="00072252"/>
    </style:style>
    <style:style style:name="P4" style:family="paragraph" style:parent-style-name="Standard">
      <style:text-properties style:text-underline-style="solid" style:text-underline-width="auto" style:text-underline-color="font-color" officeooo:rsid="00052d60" officeooo:paragraph-rsid="00052d60"/>
    </style:style>
    <style:style style:name="T1" style:family="text">
      <style:text-properties officeooo:rsid="00052d60"/>
    </style:style>
    <style:style style:name="T2" style:family="text">
      <style:text-properties officeooo:rsid="000722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descripción de la situación </text:span><text:span text:style-name="T2">(RETIRAR LLAVE)</text:span></text:p>
      <text:p text:style-name="P1"/>
      <text:p text:style-name="P1">El profesor se registra en la aplicación</text:p>
      <text:p text:style-name="P1"><text:tab/>Alguien tiene que aceptar a ese usuario como profesor</text:p>
      <text:p text:style-name="P1"/>
      <text:p text:style-name="P1">El usuario inicia sesión en la aplicación</text:p>
      <text:p text:style-name="P1">Si el usuario es profesor</text:p>
      <text:p text:style-name="P1"><text:tab/>El usuario selecciona el aula que desea utilizar</text:p>
      <text:p text:style-name="P1"><text:tab/>El aula es recibida por el server</text:p>
      <text:p text:style-name="P1"><text:tab/><text:tab/><text:span text:style-name="T2">Si la llave está disponible</text:span></text:p>
      <text:p text:style-name="P2"><text:tab/><text:tab/><text:tab/>El server publica el aula que se desea retirar a un topic de MQTT</text:p>
      <text:p text:style-name="P1"><text:tab/><text:tab/><text:tab/><text:span text:style-name="T2">Espero la confirmación de que la llave fue retirada</text:span></text:p>
      <text:p text:style-name="P1"><text:tab/><text:tab/><text:tab/><text:tab/>Se guarda en la base de datos el usuario y aula <text:span text:style-name="T2">(marcar la llave como no disponible)</text:span></text:p>
      <text:p text:style-name="P1"/>
      <text:p text:style-name="P1">La placa (que previamente se suscribió al topic) recibe el aula</text:p>
      <text:p text:style-name="P1">La placa hace girar el carrusel</text:p>
      <text:p text:style-name="P1"/>
      <text:p text:style-name="P4">La placa detiene el carrusel cuando encuentra la llave</text:p>
      <text:p text:style-name="P1">Hay tarjeta presente?<text:tab/></text:p>
      <text:p text:style-name="P1"><text:tab/>Se puede leer la tarjeta?</text:p>
      <text:p text:style-name="P1"><text:tab/><text:tab/>Leo el aula de esa tarjeta</text:p>
      <text:p text:style-name="P1"><text:tab/><text:tab/>Si el aula es la recibida por MQTT</text:p>
      <text:p text:style-name="P1"><text:tab/><text:tab/><text:tab/>Detiene el carrusel</text:p>
      <text:p text:style-name="P1"><text:tab/><text:tab/><text:tab/><text:span text:style-name="T2">Cuando retira la llave, avisa al server</text:span></text:p>
      <text:p text:style-name="Standard"/>
      <text:p text:style-name="Standard"/>
      <text:p text:style-name="Standard"/>
      <text:p text:style-name="Standard">// <text:span text:style-name="T1">para discutir</text:span></text:p>
      <text:p text:style-name="P3">Comparar lo escrito con la historia de usuario que ya tenían</text:p>
      <text:p text:style-name="P3">Describir proceso para devolver una llave</text:p>
      <text:p text:style-name="P2">tokens (seguridad)</text:p>
      <text:p text:style-name="P2"/>
      <text:p text:style-name="Standard">//<text:span text:style-name="T1">instrucciones del códig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9:11:33.802275660</meta:creation-date>
    <dc:date>2024-10-14T20:08:43.708211060</dc:date>
    <meta:editing-duration>PT34M59S</meta:editing-duration>
    <meta:editing-cycles>1</meta:editing-cycles>
    <meta:document-statistic meta:table-count="0" meta:image-count="0" meta:object-count="0" meta:page-count="1" meta:paragraph-count="25" meta:word-count="177" meta:character-count="1012" meta:non-whitespace-character-count="833"/>
    <meta:generator>LibreOffice/7.3.7.2$Linux_X86_64 LibreOffice_project/30$Build-2</meta:generator>
  </office:meta>
</office:document-meta>
</file>